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WebSocketHandlerDecoratorFactory.decorate( WebSocke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BeanDefinitionParserTests.testChannel( String channelName , List &lt; Class &lt; ? extends MessageHandler &gt; &gt; subscriberTypes , int interceptor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BrokerBeanDefinitionParserTests.customChann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ReturnValueHandler.handleReturnValue( Object returnValue , MethodParameter returnType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BrokerBeanDefinitionParserTests.messageConvertersDefaults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rokerBeanDefinitionParserTests.customChannelsWithDefaul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BrokerBeanDefinitionParserTests.customArgumentAndReturn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ArgumentResolver.resolveArgument(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BeanDefinitionParserTests.stompBrokerRel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Custom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alidator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BrokerBeanDefinitionParserTests.loadBeanDefinition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rokerBeanDefinitionParserTests.annotationMethodMessag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essageBrokerBeanDefinitionParserTests.simpleBro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TestWebSocketHandlerDecorator.TestWebSocketHandlerDecorator( WebSocket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BeanDefinitionParserTests.testExecutor( String channelName , int corePoolSize , int maxPoolSize , int keepAlive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rokerBeanDefinitionParserTests.messageConver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rokerBeanDefinitionParserTests.unwrapWebSocketHandler( WebSocke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ebSocketHandlerDecorato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